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5"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9"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3" style:family="paragraph" style:parent-style-name="Standard">
      <style:text-properties style:font-name="Palatino" fo:font-size="12pt" fo:font-style="italic" style:font-size-asian="12pt" style:font-style-asian="italic" style:font-size-complex="12pt" style:font-style-complex="italic"/>
    </style:style>
    <style:style style:name="P14" style:family="paragraph" style:parent-style-name="Standard">
      <style:text-properties style:font-name="Palatino" fo:font-size="9pt" style:font-size-asian="9pt" style:font-size-complex="9pt"/>
    </style:style>
    <style:style style:name="P15"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6"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7"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1" style:family="paragraph" style:parent-style-name="Standard">
      <style:paragraph-properties fo:break-before="page"/>
      <style:text-properties fo:font-size="13pt" fo:font-weight="bold" style:font-size-asian="13pt" style:font-weight-asian="bold" style:font-size-complex="13pt" style:font-weight-complex="bold"/>
    </style:style>
    <style:style style:name="P2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3" style:family="paragraph" style:parent-style-name="Standard">
      <style:paragraph-properties fo:break-before="page"/>
      <style:text-properties fo:font-size="12pt" style:font-size-asian="12pt" style:font-size-complex="12pt"/>
    </style:style>
    <style:style style:name="P2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2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2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2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30"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size-asian="9pt" style:font-size-complex="9pt"/>
    </style:style>
    <style:style style:name="P3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32" style:family="paragraph" style:parent-style-name="Heading_20_4">
      <style:text-properties fo:font-style="italic" style:font-style-asian="italic" style:font-style-complex="italic"/>
    </style:style>
    <style:style style:name="P33"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4"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5"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37"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8" style:family="paragraph" style:parent-style-name="First_20_line_20_indent">
      <style:text-properties fo:color="#000000" style:font-name="Times New Roman" fo:font-size="9pt" fo:font-style="normal" fo:font-weight="normal" style:font-size-asian="9pt" style:font-style-asian="normal" style:font-weight-asian="normal" style:font-name-complex="Times New Roman" style:font-size-complex="9pt"/>
    </style:style>
    <style:style style:name="P39"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0" style:family="paragraph" style:parent-style-name="First_20_line_20_indent">
      <style:paragraph-properties fo:margin-top="0in" fo:margin-bottom="0.0028in" fo:text-align="start" style:justify-single-word="false"/>
    </style:style>
    <style:style style:name="P41"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2pt" fo:font-weight="bold" style:font-name-asian="Times New Roman1" style:font-size-asian="22pt" style:font-weight-asian="bold" style:font-name-complex="Times New Roman1" style:font-size-complex="22pt" style:font-weight-complex="bold"/>
    </style:style>
    <style:style style:name="P43" style:family="paragraph" style:parent-style-name="Standard">
      <style:paragraph-properties fo:margin-left="0in" fo:margin-right="0in" fo:margin-top="0in" fo:margin-bottom="0.0028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5"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6"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47"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48"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49"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0"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12pt" style:font-size-asian="12pt" style:font-size-complex="12pt"/>
    </style:style>
    <style:style style:name="P53"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4" style:family="paragraph" style:parent-style-name="Standard">
      <style:paragraph-properties fo:margin-top="0in" fo:margin-bottom="0.0028in" fo:text-align="start" style:justify-single-word="false"/>
      <style:text-properties fo:font-size="9pt" style:font-size-asian="9pt" style:font-size-complex="9pt"/>
    </style:style>
    <style:style style:name="P55"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6" style:family="paragraph" style:parent-style-name="Standard">
      <style:paragraph-properties fo:break-before="page"/>
      <style:text-properties style:font-name="Palatino" fo:font-size="9pt" style:font-size-asian="9pt" style:font-size-complex="9pt"/>
    </style:style>
    <style:style style:name="P57"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9pt" fo:font-weight="bold" style:font-name-asian="Times New Roman1" style:font-size-asian="9pt" style:font-weight-asian="bold" style:font-name-complex="Times New Roman1" style:font-size-complex="9pt" style:font-weight-complex="bold"/>
    </style:style>
    <style:style style:name="P59" style:family="paragraph" style:parent-style-name="Heading_20_1">
      <style:text-properties fo:font-size="22pt" fo:font-weight="normal" style:font-size-asian="22pt" style:font-weight-asian="normal" style:font-size-complex="22pt" style:font-weight-complex="normal"/>
    </style:style>
    <style:style style:name="P60" style:family="paragraph" style:parent-style-name="Heading_20_1">
      <style:paragraph-properties fo:text-align="center" style:justify-single-word="false"/>
      <style:text-properties fo:font-size="22pt" fo:font-weight="normal" style:font-size-asian="22pt" style:font-weight-asian="normal" style:font-size-complex="22pt" style:font-weight-complex="normal"/>
    </style:style>
    <style:style style:name="P61"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variant="normal" fo:text-transform="none" fo:letter-spacing="normal"/>
    </style:style>
    <style:style style:name="T6" style:family="text">
      <style:text-properties fo:color="#000000" style:font-name="Palatino" fo:font-style="normal" fo:font-weight="bold" style:font-style-asian="normal" style:font-weight-asian="bold" style:font-name-complex="Times New Roman1" style:font-style-complex="normal" style:font-weight-complex="bold"/>
    </style:style>
    <style:style style:name="T7" style:family="text">
      <style:text-properties fo:color="#000000" style:font-name-complex="Times New Roman1"/>
    </style:style>
    <style:style style:name="T8"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1"/>
      <text:p text:style-name="P42">Poetic Starlight</text:p>
      <text:p text:style-name="P7"/>
      <text:p text:style-name="P16"/>
      <text:p text:style-name="P16"/>
      <text:p text:style-name="P28">By Stacy David</text:p>
      <text:p text:style-name="P5"/>
      <text:p text:style-name="P5"/>
      <text:p text:style-name="P5"/>
      <text:p text:style-name="P5"/>
      <text:p text:style-name="P17"/>
      <text:p text:style-name="P16"/>
      <text:p text:style-name="P16"/>
      <text:p text:style-name="P16"/>
      <text:p text:style-name="P16"/>
      <text:p text:style-name="P58">Tiger Farm Press</text:p>
      <text:p text:style-name="P18"><draw:frame draw:style-name="fr1" draw:name="graphics1" text:anchor-type="paragraph" svg:width="0.4445in" svg:height="0.2465in" draw:z-index="0"><draw:image xlink:href="Pictures/20000009000005EF0000034A4CA2CB80.svm" xlink:type="simple" xlink:show="embed" xlink:actuate="onLoad"/></draw:frame></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45">Copyright © 2020, Stacy David Thurston, United States of America.</text:p>
      <text:p text:style-name="P45">All rights reserved. No part of this book may be reproduced or transmitted in any form or by any means, electronic or mechanical, without permission in writing from the author, except for the use of brief quotations in a book review or scholarly journal.</text:p>
      <text:p text:style-name="P46"><text:span text:style-name="T1">Lulu.com publisher ISBN: </text:span>978-0-359-40287-8</text:p>
      <text:p text:style-name="P45">Cover by Tiger Farm Press using author's photo taken in the Louvre in Paris.</text:p>
      <text:p text:style-name="P45">First Edition, there was a previous draft edition.</text:p>
      <text:p text:style-name="P6"/>
      <text:p text:style-name="P51"><draw:frame draw:style-name="fr2" draw:name="graphics2" text:anchor-type="paragraph" svg:x="1.2126in" svg:y="-0.0264in" svg:width="0.3425in" svg:height="0.1819in" draw:z-index="1"><draw:image xlink:href="Pictures/2000000900000365000001CEBA2F065A.svm" xlink:type="simple" xlink:show="embed" xlink:actuate="onLoad"/></draw:frame>TIGER FARM PRESS <text:s/>CALIFORNIA</text:p>
      <text:p text:style-name="P21"/>
      <text:p text:style-name="P10"/>
      <text:p text:style-name="P10"/>
      <text:p text:style-name="P10"/>
      <text:p text:style-name="P10"/>
      <text:p text:style-name="P10"/>
      <text:p text:style-name="P25">Dedicated to</text:p>
      <text:p text:style-name="P26">my readers</text:p>
      <text:p text:style-name="P24"/>
      <text:p text:style-name="P27"/>
      <text:p text:style-name="P2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Author's other books</text:p>
      <text:p text:style-name="P14">Family History</text:p>
      <text:p text:style-name="P14">Getting Started with Sun ONE</text:p>
      <text:p text:style-name="P14">Scrooge's Christmas</text:p>
      <text:p text:style-name="P14">Short Stories</text:p>
      <text:p text:style-name="P14">Einstein's Cube</text:p>
      <text:p text:style-name="P19"/>
      <text:p text:style-name="P12"/>
      <text:h text:style-name="P60" text:outline-level="1">Poetic Starlight</text:h>
      <text:p text:style-name="P9"/>
      <text:p text:style-name="P57">A collection of poem stories</text:p>
      <text:p text:style-name="P3"/>
      <text:h text:style-name="P61" text:outline-level="1">Contents</text:h>
      <text:h text:style-name="Heading_20_4" text:outline-level="4">Poetic Starlight</text:h>
      <text:p text:style-name="P4">Poetic Spirit <text:tab/> 1</text:p>
      <text:p text:style-name="P29">The Road Less Taken <text:tab/> 1</text:p>
      <text:p text:style-name="P29">Great Poets <text:s/><text:tab/> 2</text:p>
      <text:p text:style-name="P29">To be or not to be <text:tab/> 4</text:p>
      <text:p text:style-name="P29">Circle of Writers <text:tab/> 6</text:p>
      <text:p text:style-name="P29"><text:span text:style-name="T2">Poems</text:span>, Keats's first book <text:tab/> 7</text:p>
      <text:p text:style-name="P29">He was a Poet, Sure a Lover too <text:tab/> 8</text:p>
      <text:p text:style-name="P29">Poetic Spirit <text:tab/> 9</text:p>
      <text:p text:style-name="P4">Epic Writing the Keats Way <text:tab/> 11</text:p>
      <text:p text:style-name="P29"><text:span text:style-name="T2">Endymion</text:span>, Keats's second book <text:tab/> 12</text:p>
      <text:p text:style-name="P29">Daffodils <text:s/><text:tab/> 13</text:p>
      <text:p text:style-name="P29">Tramping around Scotland <text:s/><text:tab/> 14</text:p>
      <text:p text:style-name="P29">Imperial Banquet <text:tab/> 16</text:p>
      <text:p text:style-name="P29">An Epic Sonnet for Miss Cox <text:tab/> 17</text:p>
      <text:p text:style-name="P4">Love and Creativity <text:tab/> 18</text:p>
      <text:p text:style-name="P29">For Valentine's Day <text:tab/> 19</text:p>
      <text:p text:style-name="P29">How Do I Love Thee? <text:tab/> 20</text:p>
      <text:p text:style-name="P29">Engagement <text:tab/> 21</text:p>
      <text:p text:style-name="P29">Ode to a Nightingale's Lament <text:tab/> 23</text:p>
      <text:p text:style-name="P29">My dear lady <text:tab/> 26</text:p>
      <text:p text:style-name="P29">What Dreams are Made Of <text:tab/> 27</text:p>
      <text:p text:style-name="P29">On the Road Again <text:tab/> 28</text:p>
      <text:p text:style-name="P29"><text:soft-page-break/>Summer Muse <text:tab/> 29</text:p>
      <text:p text:style-name="P29"><text:span text:style-name="T2">Lamia and Other Poems</text:span>, Keats's third book <text:tab/> 30</text:p>
      <text:p text:style-name="P29">A Timeless Theme <text:tab/> 31</text:p>
      <text:p text:style-name="P29">The Composition of a Kiss <text:tab/> 32</text:p>
      <text:p text:style-name="P29">Ill Wind <text:tab/> 33</text:p>
      <text:p text:style-name="P4">Bright Star <text:tab/> 34</text:p>
      <text:p text:style-name="P29">Starlight <text:tab/> 34</text:p>
      <text:p text:style-name="P29">The Tempest <text:tab/> 35</text:p>
      <text:p text:style-name="P29">Poetic Starlight <text:tab/> 36</text:p>
      <text:p text:style-name="P29">Decades Later <text:tab/> 38</text:p>
      <text:p text:style-name="P29">Star Writer <text:tab/> 39</text:p>
      <text:p text:style-name="P30"><text:span text:style-name="T8">English Romantic Poets <text:tab/> 40</text:span></text:p>
      <text:h text:style-name="P32" text:outline-level="4"><text:span text:style-name="T7">Short Poem Stories</text:span></text:h>
      <text:p text:style-name="P4"><text:span text:style-name="T6">Heroes <text:tab/> 46</text:span></text:p>
      <text:p text:style-name="P29">Mark on the Go <text:tab/> 46</text:p>
      <text:p text:style-name="P29">Crashed <text:tab/> 47</text:p>
      <text:p text:style-name="P29">Anthony Bourdain's Dinner Dream <text:tab/> 48</text:p>
      <text:p text:style-name="P29">Noodle Porn <text:tab/> 49</text:p>
      <text:p text:style-name="P29">Paul, the Music Man <text:tab/> 50</text:p>
      <text:p text:style-name="P29">Cheers My Friend <text:tab/> 51</text:p>
      <text:p text:style-name="P29">Coleridge, Home of the Muse and Kubla Khan <text:tab/> 52</text:p>
      <text:p text:style-name="P37"><text:span text:style-name="T6">My Literary Pilgrimage <text:tab/> 54</text:span></text:p>
      <text:p text:style-name="P29">Shakespeare Globe and Charles Dickens house <text:s/><text:tab/> 54</text:p>
      <text:p text:style-name="P29">Keats House <text:tab/> 56</text:p>
      <text:p text:style-name="P29">Keats Handwritten Page 1, <text:span text:style-name="T2">Ode to a Nightingale </text:span><text:tab/> 58</text:p>
      <text:h text:style-name="Heading_20_4" text:outline-level="4"><text:soft-page-break/>Afterword</text:h>
      <text:p text:style-name="P29">Poems Inspired by Poems <text:tab/> I</text:p>
      <text:p text:style-name="P29">Sonnets <text:tab/> II</text:p>
      <text:p text:style-name="P29">Poem Credits <text:tab/> III</text:p>
      <text:p text:style-name="P29">Illustration Credits <text:tab/> V</text:p>
      <text:p text:style-name="P29">Reference books <text:tab/> VI</text:p>
      <text:h text:style-name="Heading_20_4" text:outline-level="4">Family Writers</text:h>
      <text:p text:style-name="P31">Granpa Halsey Purdy was a poet <text:tab/> x</text:p>
      <text:p text:style-name="P31">A Little Mouse <text:tab/> x</text:p>
      <text:p text:style-name="P31">From Santa <text:tab/> xi</text:p>
      <text:p text:style-name="P31">I was Born <text:tab/> xii</text:p>
      <text:p text:style-name="P31">Taxi Cab and the Three Trucks, by Rachel <text:tab/> xviii</text:p>
      <text:p text:style-name="P31">Few of Branden's Grade 8 Poems <text:tab/> xxi</text:p>
      <text:p text:style-name="P31">The Garden, by Riley <text:tab/>xxv</text:p>
      <text:p text:style-name="P31">I am Canadian <text:tab/>xxvi</text:p>
      <text:p text:style-name="P31">Good Night Grandma Story <text:tab/>xxvii</text:p>
      <text:p text:style-name="Standard"/>
      <text:p text:style-name="P53"/>
      <text:h text:style-name="P59" text:outline-level="1">Foreword</text:h>
      <text:p text:style-name="Standard">This is a story book collection of personal letters and poetry. The first section is the story of Keats writing and growing into a great Romantic poet. I have used a poetic license when writing the story's poems, letters, and quotes. Included, is works by poets before, during, and after Keats time. The book's images are of engravings from my old books, open source images from Wikipedia, and photos from my travels.</text:p>
      <text:p text:style-name="P40"><text:span text:style-name="T3">The second section is titled, </text:span><text:span text:style-name="T4">Others Worth Writing About</text:span><text:span text:style-name="T3">, about my friends and heroes. The pieces are two pages with an introduction to the poetry.</text:span></text:p>
      <text:p text:style-name="P40">This book format is a commonly used in books printed in the 1800's, of which I have more than a few. <text:bookmark-start text:name="__DdeLink__45513_2012125007"/><text:span text:style-name="T3">F</text:span><text:bookmark-end text:name="__DdeLink__45513_2012125007"/><text:span text:style-name="T3">or the curious, the afterword includes a list of the original poems and authors from which I drew inspiration.</text:span></text:p>
      <text:p text:style-name="P39"/>
      <text:p text:style-name="P56"/>
      <text:p text:style-name="P19"/>
      <text:p text:style-name="P12"/>
      <text:h text:style-name="P59" text:outline-level="1">Poetic Starlight</text:h>
      <text:p text:style-name="P9"/>
      <text:p text:style-name="P57">John Keats writing story told with poems</text:p>
      <text:p text:style-name="P57">inspired by the Age of Romance.</text:p>
      <text:p text:style-name="P43"/>
      <text:p text:style-name="First_20_line_20_indent"/>
      <text:p text:style-name="P54"/>
      <text:p text:style-name="P44"/>
      <text:p text:style-name="P22"/>
      <text:p text:style-name="P15"/>
      <text:p text:style-name="P15"/>
      <text:h text:style-name="P33" text:outline-level="3">The great beauty of Poetry is,</text:h>
      <text:h text:style-name="P34" text:outline-level="3"><text:s text:c="8"/>that it makes everything</text:h>
      <text:h text:style-name="P35" text:outline-level="3"><text:s text:c="14"/>every place interesting. <text:s text:c="17"/></text:h>
      <text:p text:style-name="P38"><text:span text:style-name="T5">John Keats, 18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 Forward</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 Forward</dc:title>
    <meta:initial-creator>Stacy David Thurston</meta:initial-creator>
    <meta:creation-date>2008-06-07T01:13:19</meta:creation-date>
    <dc:date>2020-09-01T14:29:09</dc:date>
    <meta:print-date>2009-01-12T14:38:07</meta:print-date>
    <dc:language>en-US</dc:language>
    <meta:editing-cycles>510</meta:editing-cycles>
    <meta:editing-duration>P18DT2H14M54S</meta:editing-duration>
    <dc:creator>Stacy David</dc:creator>
    <meta:document-statistic meta:table-count="0" meta:image-count="2" meta:object-count="0" meta:page-count="12" meta:paragraph-count="97" meta:word-count="571" meta:character-count="3289"/>
    <meta:user-defined meta:name="Info 1"/>
    <meta:user-defined meta:name="Info 2"/>
    <meta:user-defined meta:name="Info 3"/>
    <meta:user-defined meta:name="Info 4"/>
  </office:meta>
</office:document-meta>
</file>